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fo:background-color="transparent" style:background-transparency="100%" fo:padding="0cm" fo:border="none" style:shadow="none" draw:ole-draw-aspect="1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x="1.782cm" svg:y="0.877cm" svg:width="13.314cm" svg:height="4.69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i Cristian</meta:initial-creator>
    <meta:creation-date>2015-03-16T14:27:07</meta:creation-date>
    <dc:date>2015-03-16T14:32:19</dc:date>
    <dc:creator>Valentini Cristian</dc:creator>
    <meta:editing-duration>PT46S</meta:editing-duration>
    <meta:editing-cycles>2</meta:editing-cycles>
    <meta:generator>LibreOffice/3.5$Linux_X86_64 LibreOffice_project/350m1$Build-2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2.251cm"/>
    </style:style>
    <style:style style:name="co5" style:family="table-column">
      <style:table-column-properties fo:break-before="auto" style:column-width="2.17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>
            <text:p>Case</text:p>
          </table:table-cell>
          <table:table-cell office:value-type="string">
            <text:p>Clock (ns)</text:p>
          </table:table-cell>
          <table:table-cell office:value-type="string">
            <text:p>Slack (ns)</text:p>
          </table:table-cell>
          <table:table-cell table:style-name="ce1" office:value-type="string">
            <text:p>Effective Clock (ns)</text:p>
          </table:table-cell>
          <table:table-cell office:value-type="string">
            <text:p>Total Area</text:p>
          </table:table-cell>
          <table:table-cell table:style-name="ce1" office:value-type="string">
            <text:p>Cost</text:p>
          </table:table-cell>
        </table:table-row>
        <table:table-row table:style-name="ro1">
          <table:table-cell office:value-type="string">
            <text:p>2 ns Low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table:style-name="ce1" table:formula="of:=[.B2] - [.C2]" office:value-type="float" office:value="1.98">
            <text:p>1.98</text:p>
          </table:table-cell>
          <table:table-cell office:value-type="float" office:value="1781.91272">
            <text:p>1781.91272</text:p>
          </table:table-cell>
          <table:table-cell table:style-name="ce1" table:formula="of:=([.D2] - 1.4)*5000+[.E2]-2200" office:value-type="float" office:value="2481.91272">
            <text:p>2481.91272</text:p>
          </table:table-cell>
        </table:table-row>
        <table:table-row table:style-name="ro1">
          <table:table-cell office:value-type="string">
            <text:p>1.7 ns Low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table:style-name="ce1" table:formula="of:=[.B3]-[.C3]" office:value-type="float" office:value="1.7">
            <text:p>1.7</text:p>
          </table:table-cell>
          <table:table-cell office:value-type="float" office:value="2170.07373">
            <text:p>2170.07373</text:p>
          </table:table-cell>
          <table:table-cell table:formula="of:=([.D3] - 1.4)*5000+[.E3]-2200" office:value-type="float" office:value="1470.07373">
            <text:p>1470.07373</text:p>
          </table:table-cell>
        </table:table-row>
        <table:table-row table:style-name="ro1">
          <table:table-cell office:value-type="string">
            <text:p>1.5 ns Low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style-name="ce1" table:formula="of:=[.B4]-[.C4]" office:value-type="float" office:value="1.5">
            <text:p>1.5</text:p>
          </table:table-cell>
          <table:table-cell office:value-type="float" office:value="2293.552979">
            <text:p>2293.552979</text:p>
          </table:table-cell>
          <table:table-cell table:formula="of:=([.D4] - 1.4)*5000+[.E4]-2200" office:value-type="float" office:value="593.552979000001">
            <text:p>593.552979</text:p>
          </table:table-cell>
        </table:table-row>
        <table:table-row table:style-name="ro1">
          <table:table-cell office:value-type="string">
            <text:p>1.4 ns Low</text:p>
          </table:table-cell>
          <table:table-cell office:value-type="float" office:value="1.4">
            <text:p>1.4</text:p>
          </table:table-cell>
          <table:table-cell office:value-type="float" office:value="-0.07">
            <text:p>-0.07</text:p>
          </table:table-cell>
          <table:table-cell table:formula="of:=[.B5]-[.C5]" office:value-type="float" office:value="1.47">
            <text:p>1.47</text:p>
          </table:table-cell>
          <table:table-cell office:value-type="float" office:value="2452.32251">
            <text:p>2452.32251</text:p>
          </table:table-cell>
          <table:table-cell table:formula="of:=([.D5] - 1.4)*5000+[.E5]-2200" office:value-type="float" office:value="602.32251">
            <text:p>602.322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0.01">
            <text:p>0.01</text:p>
          </table:table-cell>
          <table:table-cell table:formula="of:=[.B6]-[.C6]" office:value-type="float" office:value="1.39">
            <text:p>1.39</text:p>
          </table:table-cell>
          <table:table-cell office:value-type="float" office:value="1940.684814">
            <text:p>1940.684814</text:p>
          </table:table-cell>
          <table:table-cell table:formula="of:=([.D6] - 1.4)*5000+[.E6]-2200" office:value-type="float" office:value="-309.315186">
            <text:p>-309.31518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8">
            <text:p>1.38</text:p>
          </table:table-cell>
          <table:table-cell office:value-type="float" office:value="0.01">
            <text:p>0.01</text:p>
          </table:table-cell>
          <table:table-cell table:formula="of:=[.B7]-[.C7]" office:value-type="float" office:value="1.37">
            <text:p>1.37</text:p>
          </table:table-cell>
          <table:table-cell office:value-type="float" office:value="2011.244873">
            <text:p>2011.244873</text:p>
          </table:table-cell>
          <table:table-cell table:formula="of:=([.D7] - 1.4)*5000+[.E7]-2200" office:value-type="float" office:value="-338.755127">
            <text:p>-338.7551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table:formula="of:=[.B8]-[.C8]" office:value-type="float" office:value="1.4">
            <text:p>1.4</text:p>
          </table:table-cell>
          <table:table-cell office:value-type="float" office:value="2028.872925">
            <text:p>2028.872925</text:p>
          </table:table-cell>
          <table:table-cell table:formula="of:=([.D8] - 1.4)*5000+[.E8]-2200" office:value-type="float" office:value="-171.127075">
            <text:p>-171.12707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office:value-type="float" office:value="-0.17">
            <text:p>-0.17</text:p>
          </table:table-cell>
          <table:table-cell table:formula="of:=[.B9]-[.C9]" office:value-type="float" office:value="1.37">
            <text:p>1.37</text:p>
          </table:table-cell>
          <table:table-cell office:value-type="float" office:value="2046.524902">
            <text:p>2046.524902</text:p>
          </table:table-cell>
          <table:table-cell table:formula="of:=([.D9] - 1.4)*5000+[.E9]-2200" office:value-type="float" office:value="-303.475098">
            <text:p>-303.47509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.3">
            <text:p>1.3</text:p>
          </table:table-cell>
          <table:table-cell office:value-type="float" office:value="-0.07">
            <text:p>-0.07</text:p>
          </table:table-cell>
          <table:table-cell table:formula="of:=[.B10]-[.C10]" office:value-type="float" office:value="1.37">
            <text:p>1.37</text:p>
          </table:table-cell>
          <table:table-cell office:value-type="float" office:value="2134.715576">
            <text:p>2134.715576</text:p>
          </table:table-cell>
          <table:table-cell table:formula="of:=([.D10] - 1.4)*5000+[.E10]-2200" office:value-type="float" office:value="-215.284423999999">
            <text:p>-215.28442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3">
            <text:p>1.3</text:p>
          </table:table-cell>
          <table:table-cell office:value-type="float" office:value="-0.07">
            <text:p>-0.07</text:p>
          </table:table-cell>
          <table:table-cell table:formula="of:=[.B11]-[.C11]" office:value-type="float" office:value="1.37">
            <text:p>1.37</text:p>
          </table:table-cell>
          <table:table-cell office:value-type="float" office:value="2028.884888">
            <text:p>2028.884888</text:p>
          </table:table-cell>
          <table:table-cell table:formula="of:=([.D11] - 1.4)*5000+[.E11]-2200" office:value-type="float" office:value="-321.115111999999">
            <text:p>-321.11511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